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0cd2a" officeooo:paragraph-rsid="0000cd2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ello!</text:p>
      <text:p text:style-name="P1"/>
      <text:p text:style-name="P1">I started this repository as a way to keep track of the code I used for a project on circular statistics done while completing my masters degree. It contains code to allow you to do a small amount of analysis of circular data as well as some references, some data from NDBC, and my final paper for that class. As of now it is poorly documented, to say the least, but in general it assumes that everything is in radians. Better documentation is hopefully soon to come. </text:p>
      <text:p text:style-name="P1"/>
      <text:p text:style-name="P1">The code is organized as groups of functions for doing basic statistical analysis (MLE, moments, calculating variance, etc), optimization, and generating distributions. There is also code for reading NDBC data, as well as doing transforms necessary for applying linked ARMA processes and for running the Metropolis-Hastings algorithm. I plan to gradually update it as I go along, but I make no promises as to how often that will happen or how big the updates will be. </text:p>
      <text:p text:style-name="P1"/>
      <text:p text:style-name="P1">Have fun with the code!</text:p>
      <text:p text:style-name="P1"/>
      <text:p text:style-name="P1">-Mat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5.2$Windows_X86_64 LibreOffice_project/1ec314fa52f458adc18c4f025c545a4e8b22c159</meta:generator>
    <dc:date>2021-08-15T21:57:06.333000000</dc:date>
    <meta:editing-duration>PT6M6S</meta:editing-duration>
    <meta:editing-cycles>1</meta:editing-cycles>
    <meta:document-statistic meta:table-count="0" meta:image-count="0" meta:object-count="0" meta:page-count="1" meta:paragraph-count="5" meta:word-count="170" meta:character-count="970" meta:non-whitespace-character-count="803"/>
  </office:meta>
</office:document-meta>
</file>